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table>
      <mtr>
        <mtd>
          <mrow>
            <mtext>Sei </mtext>
            <msub>
              <mstyle mathvariant="bold">
                <mi>F</mi>
              </mstyle>
              <mn>12</mn>
            </msub>
            <mtext> die Kraft, die Masse 2 auf Masse 1 ausübt und </mtext>
            <msub>
              <mstyle mathvariant="bold">
                <mi>e</mi>
              </mstyle>
              <mn>12</mn>
            </msub>
            <mrow>
              <mspace width="2em"/>
              <mo stretchy="false">=</mo>
              <mspace width="2em"/>
            </mrow>
            <mfrac>
              <msub>
                <mstyle mathvariant="bold">
                  <mi>r</mi>
                </mstyle>
                <mn>12</mn>
              </msub>
              <mi>r</mi>
            </mfrac>
            <mtext> mit</mtext>
          </mrow>
        </mtd>
      </mtr>
      <mtr>
        <mtd>
          <mrow>
            <mi>r</mi>
            <mrow>
              <mspace width="2em"/>
              <mo stretchy="false">=</mo>
              <mspace width="2em"/>
            </mrow>
            <mrow>
              <mo fence="true" stretchy="false">|</mo>
              <mrow>
                <msub>
                  <mstyle mathvariant="bold">
                    <mi>r</mi>
                  </mstyle>
                  <mn>12</mn>
                </msub>
              </mrow>
              <mo fence="true" stretchy="false">|</mo>
            </mrow>
            <mrow>
              <mspace width="2em"/>
              <mo stretchy="false">=</mo>
              <mspace width="2em"/>
            </mrow>
            <mrow>
              <mo fence="true" stretchy="false">|</mo>
              <mrow>
                <mrow>
                  <msub>
                    <mstyle mathvariant="bold">
                      <mi>r</mi>
                    </mstyle>
                    <mn>2</mn>
                  </msub>
                  <mrow>
                    <mspace width="2em"/>
                    <mo stretchy="false">−</mo>
                    <mspace width="2em"/>
                  </mrow>
                  <msub>
                    <mstyle mathvariant="bold">
                      <mi>r</mi>
                    </mstyle>
                    <mn>1</mn>
                  </msub>
                </mrow>
              </mrow>
              <mo fence="true" stretchy="false">|</mo>
            </mrow>
            <mtext> der Einheitsvektor entlang der Linie von </mtext>
            <msub>
              <mi>m</mi>
              <mn>1</mn>
            </msub>
            <mtext> nach </mtext>
            <msub>
              <mi>m</mi>
              <mn>2</mn>
            </msub>
            <mtext>.</mtext>
          </mrow>
        </mtd>
      </mtr>
      <mtr>
        <mtd>
          <mrow/>
        </mtd>
      </mtr>
      <mtr>
        <mtd>
          <mrow>
            <mtext>Dann ist </mtext>
            <msub>
              <mstyle mathvariant="bold">
                <mi>F</mi>
              </mstyle>
              <mn>12</mn>
            </msub>
            <mrow>
              <mspace width="2em"/>
              <mo stretchy="false">=</mo>
              <mspace width="2em"/>
            </mrow>
            <mi>G</mi>
            <mfrac>
              <mrow>
                <msub>
                  <mi>m</mi>
                  <mn>1</mn>
                </msub>
                <mspace width="0.5em"/>
                <msub>
                  <mi>m</mi>
                  <mn>2</mn>
                </msub>
              </mrow>
              <msup>
                <mi>r</mi>
                <mn>2</mn>
              </msup>
            </mfrac>
            <mspace width="0.5em"/>
            <msub>
              <mstyle mathvariant="bold">
                <mi>e</mi>
              </mstyle>
              <mn>12</mn>
            </msub>
          </mrow>
        </mtd>
      </mtr>
      <mtr>
        <mtd columnalign="left">
          <mrow>
            <mphantom>
              <mrow>
                <mtext>Dann ist </mtext>
                <msub>
                  <mstyle mathvariant="bold">
                    <mi>F</mi>
                  </mstyle>
                  <mn>12</mn>
                </msub>
              </mrow>
            </mphantom>
            <mrow>
              <mspace width="2em"/>
              <mo stretchy="false">=</mo>
              <mspace width="2em"/>
            </mrow>
            <mrow>
              <mi>G</mi>
              <mfrac>
                <mrow>
                  <msub>
                    <mi>m</mi>
                    <mn>1</mn>
                  </msub>
                  <mspace width="0.5em"/>
                  <msub>
                    <mi>m</mi>
                    <mn>2</mn>
                  </msub>
                </mrow>
                <msup>
                  <mi>r</mi>
                  <mn>3</mn>
                </msup>
              </mfrac>
              <mspace width="0.5em"/>
              <msub>
                <mstyle mathvariant="bold">
                  <mi>r</mi>
                </mstyle>
                <mn>12</mn>
              </msub>
            </mrow>
          </mrow>
        </mtd>
      </mtr>
    </mtable>
    <annotation encoding="StarMath 5.0">"Sei " {bold F} _12 " die Kraft, die Masse 2 auf Masse 1 ausübt und " 
{bold e} _12 ~=~ {{bold r} _12} over {r} " mit" newline 

r ~=~ lline {bold r} _12 rline ~=~ lline {bold r} _2 ~-~ {bold r} _1 rline 
" der Einheitsvektor entlang der Linie von " m_1 " nach " m_2 "." newline newline 

"Dann ist " {bold F} _12 ~=~ G {m _1 ` m _2} over {r ^2} ` {bold e} _12 newline 

alignl phantom{ "Dann ist " {bold F} _12 } ~=~ 
{alignc 
 G {m _1 ` m _2} over {r ^3} ` {bold r} _12
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5T21:45:19.724000000</meta:creation-date>
    <meta:generator>LibreOffice/4.3.4.1$Windows_x86 LibreOffice_project/bc356b2f991740509f321d70e4512a6a54c5f243</meta:generator>
    <dc:date>2015-03-05T22:01:26.553000000</dc:date>
    <meta:editing-duration>PT25S</meta:editing-duration>
    <meta:editing-cycles>1</meta:editing-cycles>
  </office:meta>
</office:document-meta>
</file>